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7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7" office:value-type="float" office:value="4750000">
            <text:p>4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7" office:value-type="float" office:value="2800000">
            <text:p>2,8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181">
            <text:p>118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Anisimov</text:p>
          </table:table-cell>
          <table:table-cell table:style-name="Default" office:value-type="float" office:value="4550000">
            <text:p>455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72245000">
            <text:p>72,24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5523000">
            <text:p>125,52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6">
            <text:p>1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59533000">
            <text:p>59,533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9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8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794">
            <text:p>1794</text:p>
          </table:table-cell>
          <table:table-cell office:value-type="string">
            <text:p>D</text:p>
          </table:table-cell>
          <table:table-cell office:value-type="string">
            <text:p>N Beaulieu</text:p>
          </table:table-cell>
          <table:table-cell office:value-type="float" office:value="1000000">
            <text:p>1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66">
            <text:p>1266</text:p>
          </table:table-cell>
          <table:table-cell office:value-type="string">
            <text:p>G</text:p>
          </table:table-cell>
          <table:table-cell office:value-type="string">
            <text:p>C Johnson</text:p>
          </table:table-cell>
          <table:table-cell office:value-type="float" office:value="1700000">
            <text:p>1,7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9200000">
            <text:p>99,200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164">
            <text:p>2164</text:p>
          </table:table-cell>
          <table:table-cell office:value-type="string">
            <text:p>F</text:p>
          </table:table-cell>
          <table:table-cell office:value-type="string">
            <text:p>R Panik</text:p>
          </table:table-cell>
          <table:table-cell office:value-type="float" office:value="875000">
            <text:p>875,000.00</text:p>
          </table:table-cell>
          <table:table-cell/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30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table:style-name="ce8" office:value-type="float" office:value="2100000">
            <text:p>2,100,000.00</text:p>
          </table:table-cell>
          <table:table-cell/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651">
            <text:p>2651</text:p>
          </table:table-cell>
          <table:table-cell office:value-type="string">
            <text:p>D</text:p>
          </table:table-cell>
          <table:table-cell office:value-type="string">
            <text:p>A Deangelo</text:p>
          </table:table-cell>
          <table:table-cell office:value-type="float" office:value="1081000">
            <text:p>1,081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4065000">
            <text:p>64,065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30" office:value-type="float" office:value="2152">
            <text:p>2152</text:p>
          </table:table-cell>
          <table:table-cell table:style-name="ce30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1193000">
            <text:p>101,19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66">
            <text:p>1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30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2532">
            <text:p>253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ennberg</text:p>
          </table:table-cell>
          <table:table-cell table:style-name="Default" office:value-type="float" office:value="1400000">
            <text:p>14000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30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30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 table:style-name="ce27"/>
          <table:table-cell table:style-name="ce1"/>
          <table:table-cell table:style-name="ce30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30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table:style-name="ce27"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0071000">
            <text:p>70,071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8">
            <text:p>8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Default"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 table:style-name="ce8"/>
          <table:table-cell table:style-name="Default"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3020">
            <text:p>3020</text:p>
          </table:table-cell>
          <table:table-cell office:value-type="string">
            <text:p>F</text:p>
          </table:table-cell>
          <table:table-cell office:value-type="string">
            <text:p>P Buchnevich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Rakell</text:p>
          </table:table-cell>
          <table:table-cell table:style-name="Default" office:value-type="float" office:value="3800000">
            <text:p>38000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5876000">
            <text:p>55,876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401">
            <text:p>1401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C Fowler</text:p>
          </table:table-cell>
          <table:table-cell table:style-name="Default" office:value-type="float" office:value="4000000">
            <text:p>40000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13">
            <text:p>261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Honka</text:p>
          </table:table-cell>
          <table:table-cell office:value-type="float" office:value="1068000">
            <text:p>1,068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79727000">
            <text:p>79,727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837">
            <text:p>2837</text:p>
          </table:table-cell>
          <table:table-cell office:value-type="string">
            <text:p>F</text:p>
          </table:table-cell>
          <table:table-cell office:value-type="string">
            <text:p>T konecny</text:p>
          </table:table-cell>
          <table:table-cell office:value-type="float" office:value="1107000">
            <text:p>1,107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994000">
            <text:p>59,994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028000">
            <text:p>99,028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7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table:style-name="ce27" office:value-type="float" office:value="3194000">
            <text:p>3,1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07">
            <text:p>1407</text:p>
          </table:table-cell>
          <table:table-cell office:value-type="string">
            <text:p>F</text:p>
          </table:table-cell>
          <table:table-cell office:value-type="string">
            <text:p>M Johansson</text:p>
          </table:table-cell>
          <table:table-cell office:value-type="float" office:value="4583000">
            <text:p>4,583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1820000">
            <text:p>51,82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947">
            <text:p>294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Werenski</text:p>
          </table:table-cell>
          <table:table-cell table:style-name="Default" office:value-type="float" office:value="1775000">
            <text:p>1775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8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301000">
            <text:p>85,301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1918">
            <text:p>191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Machessault</text:p>
          </table:table-cell>
          <table:table-cell table:style-name="ce27" office:value-type="float" office:value="750000">
            <text:p>75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5"/>
        </table:table-row>
        <table:table-row table:style-name="ro8">
          <table:table-cell office:value-type="float" office:value="242">
            <text:p>24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N Foligno</text:p>
          </table:table-cell>
          <table:table-cell table:style-name="ce27" office:value-type="float" office:value="5500000">
            <text:p>5,5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7900000">
            <text:p>47,900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3412000">
            <text:p>93,41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2016-11-29</text:date>, <text:time>20:52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1-29T20:52:01</dc:date>
    <meta:editing-duration>P250DT8H54M17S</meta:editing-duration>
    <meta:editing-cycles>524</meta:editing-cycles>
    <dc:creator>Ben Miller</dc:creator>
    <meta:document-statistic meta:table-count="11" meta:cell-count="2529" meta:object-count="0"/>
    <meta:user-defined meta:name=""/>
  </office:meta>
</office:document-meta>
</file>